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86.57mm" svg:height="90.06mm" svg:x="138.94mm" svg:y="6.77mm">
            <loext:p draw:notify-on-update-of-ranges="Tabelle1.A2:Tabelle1.A32 Tabelle1.B1:Tabelle1.B1 Tabelle1.B2:Tabelle1.B32 Tabelle1.C1:Tabelle1.C1 Tabelle1.C2:Tabelle1.C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max_distance</text:p>
          </table:table-cell>
          <table:table-cell office:value-type="string" calcext:value-type="string">
            <text:p>all cooccurrences</text:p>
          </table:table-cell>
          <table:table-cell office:value-type="string" calcext:value-type="string">
            <text:p>significant cooccurrences</text:p>
          </table:table-cell>
          <table:table-cell table:style-name="Default"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B2]/7650" office:value-type="percentage" office:value="0" calcext:value-type="percentage">
            <text:p>0,00%</text:p>
          </table:table-cell>
          <table:table-cell table:formula="of:=[.C2]/2300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office:value-type="float" office:value="97" calcext:value-type="float">
            <text:p>97</text:p>
          </table:table-cell>
          <table:table-cell table:formula="of:=[.B3]/7650" office:value-type="percentage" office:value="0.16483660130719" calcext:value-type="percentage">
            <text:p>16,48%</text:p>
          </table:table-cell>
          <table:table-cell table:formula="of:=[.C3]/2300" office:value-type="percentage" office:value="0.0421739130434783" calcext:value-type="percentage">
            <text:p>4,2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2" calcext:value-type="float">
            <text:p>2342</text:p>
          </table:table-cell>
          <table:table-cell office:value-type="float" office:value="225" calcext:value-type="float">
            <text:p>225</text:p>
          </table:table-cell>
          <table:table-cell table:formula="of:=[.B4]/7650" office:value-type="percentage" office:value="0.306143790849673" calcext:value-type="percentage">
            <text:p>30,61%</text:p>
          </table:table-cell>
          <table:table-cell table:formula="of:=[.C4]/2300" office:value-type="percentage" office:value="0.0978260869565217" calcext:value-type="percentage">
            <text:p>9,78%</text:p>
          </table:table-cell>
        </table:table-row>
        <table:table-row table:style-name="ro1">
          <table:table-cell/>
          <table:table-cell office:value-type="float" office:value="3121" calcext:value-type="float">
            <text:p>3121</text:p>
          </table:table-cell>
          <table:table-cell office:value-type="float" office:value="390" calcext:value-type="float">
            <text:p>390</text:p>
          </table:table-cell>
          <table:table-cell table:formula="of:=[.B5]/7650" office:value-type="percentage" office:value="0.40797385620915" calcext:value-type="percentage">
            <text:p>40,80%</text:p>
          </table:table-cell>
          <table:table-cell table:formula="of:=[.C5]/2300" office:value-type="percentage" office:value="0.169565217391304" calcext:value-type="percentage">
            <text:p>16,9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46" calcext:value-type="float">
            <text:p>3746</text:p>
          </table:table-cell>
          <table:table-cell office:value-type="float" office:value="513" calcext:value-type="float">
            <text:p>513</text:p>
          </table:table-cell>
          <table:table-cell table:formula="of:=[.B6]/7650" office:value-type="percentage" office:value="0.489673202614379" calcext:value-type="percentage">
            <text:p>48,97%</text:p>
          </table:table-cell>
          <table:table-cell table:formula="of:=[.C6]/2300" office:value-type="percentage" office:value="0.22304347826087" calcext:value-type="percentage">
            <text:p>22,30%</text:p>
          </table:table-cell>
        </table:table-row>
        <table:table-row table:style-name="ro1">
          <table:table-cell/>
          <table:table-cell office:value-type="float" office:value="4219" calcext:value-type="float">
            <text:p>4219</text:p>
          </table:table-cell>
          <table:table-cell office:value-type="float" office:value="645" calcext:value-type="float">
            <text:p>645</text:p>
          </table:table-cell>
          <table:table-cell table:formula="of:=[.B7]/7650" office:value-type="percentage" office:value="0.551503267973856" calcext:value-type="percentage">
            <text:p>55,15%</text:p>
          </table:table-cell>
          <table:table-cell table:formula="of:=[.C7]/2300" office:value-type="percentage" office:value="0.280434782608696" calcext:value-type="percentage">
            <text:p>28,04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47" calcext:value-type="float">
            <text:p>4647</text:p>
          </table:table-cell>
          <table:table-cell office:value-type="float" office:value="787" calcext:value-type="float">
            <text:p>787</text:p>
          </table:table-cell>
          <table:table-cell table:formula="of:=[.B8]/7650" office:value-type="percentage" office:value="0.607450980392157" calcext:value-type="percentage">
            <text:p>60,75%</text:p>
          </table:table-cell>
          <table:table-cell table:formula="of:=[.C8]/2300" office:value-type="percentage" office:value="0.342173913043478" calcext:value-type="percentage">
            <text:p>34,22%</text:p>
          </table:table-cell>
        </table:table-row>
        <table:table-row table:style-name="ro1">
          <table:table-cell/>
          <table:table-cell office:value-type="float" office:value="5009" calcext:value-type="float">
            <text:p>5009</text:p>
          </table:table-cell>
          <table:table-cell office:value-type="float" office:value="893" calcext:value-type="float">
            <text:p>893</text:p>
          </table:table-cell>
          <table:table-cell table:formula="of:=[.B9]/7650" office:value-type="percentage" office:value="0.654771241830065" calcext:value-type="percentage">
            <text:p>65,48%</text:p>
          </table:table-cell>
          <table:table-cell table:formula="of:=[.C9]/2300" office:value-type="percentage" office:value="0.388260869565217" calcext:value-type="percentage">
            <text:p>38,8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13" calcext:value-type="float">
            <text:p>5313</text:p>
          </table:table-cell>
          <table:table-cell office:value-type="float" office:value="988" calcext:value-type="float">
            <text:p>988</text:p>
          </table:table-cell>
          <table:table-cell table:formula="of:=[.B10]/7650" office:value-type="percentage" office:value="0.694509803921569" calcext:value-type="percentage">
            <text:p>69,45%</text:p>
          </table:table-cell>
          <table:table-cell table:formula="of:=[.C10]/2300" office:value-type="percentage" office:value="0.429565217391304" calcext:value-type="percentage">
            <text:p>42,96%</text:p>
          </table:table-cell>
        </table:table-row>
        <table:table-row table:style-name="ro1">
          <table:table-cell/>
          <table:table-cell office:value-type="float" office:value="5583" calcext:value-type="float">
            <text:p>5583</text:p>
          </table:table-cell>
          <table:table-cell office:value-type="float" office:value="1084" calcext:value-type="float">
            <text:p>1084</text:p>
          </table:table-cell>
          <table:table-cell table:formula="of:=[.B11]/7650" office:value-type="percentage" office:value="0.729803921568627" calcext:value-type="percentage">
            <text:p>72,98%</text:p>
          </table:table-cell>
          <table:table-cell table:formula="of:=[.C11]/2300" office:value-type="percentage" office:value="0.471304347826087" calcext:value-type="percentage">
            <text:p>47,1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33" calcext:value-type="float">
            <text:p>5833</text:p>
          </table:table-cell>
          <table:table-cell office:value-type="float" office:value="1168" calcext:value-type="float">
            <text:p>1168</text:p>
          </table:table-cell>
          <table:table-cell table:formula="of:=[.B12]/7650" office:value-type="percentage" office:value="0.762483660130719" calcext:value-type="percentage">
            <text:p>76,25%</text:p>
          </table:table-cell>
          <table:table-cell table:formula="of:=[.C12]/2300" office:value-type="percentage" office:value="0.507826086956522" calcext:value-type="percentage">
            <text:p>50,78%</text:p>
          </table:table-cell>
        </table:table-row>
        <table:table-row table:style-name="ro1">
          <table:table-cell/>
          <table:table-cell office:value-type="float" office:value="6036" calcext:value-type="float">
            <text:p>6036</text:p>
          </table:table-cell>
          <table:table-cell office:value-type="float" office:value="1267" calcext:value-type="float">
            <text:p>1267</text:p>
          </table:table-cell>
          <table:table-cell table:formula="of:=[.B13]/7650" office:value-type="percentage" office:value="0.789019607843137" calcext:value-type="percentage">
            <text:p>78,90%</text:p>
          </table:table-cell>
          <table:table-cell table:formula="of:=[.C13]/2300" office:value-type="percentage" office:value="0.550869565217391" calcext:value-type="percentage">
            <text:p>55,09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7" calcext:value-type="float">
            <text:p>6207</text:p>
          </table:table-cell>
          <table:table-cell office:value-type="float" office:value="1347" calcext:value-type="float">
            <text:p>1347</text:p>
          </table:table-cell>
          <table:table-cell table:formula="of:=[.B14]/7650" office:value-type="percentage" office:value="0.811372549019608" calcext:value-type="percentage">
            <text:p>81,14%</text:p>
          </table:table-cell>
          <table:table-cell table:formula="of:=[.C14]/2300" office:value-type="percentage" office:value="0.585652173913043" calcext:value-type="percentage">
            <text:p>58,57%</text:p>
          </table:table-cell>
        </table:table-row>
        <table:table-row table:style-name="ro1">
          <table:table-cell/>
          <table:table-cell office:value-type="float" office:value="6373" calcext:value-type="float">
            <text:p>6373</text:p>
          </table:table-cell>
          <table:table-cell office:value-type="float" office:value="1424" calcext:value-type="float">
            <text:p>1424</text:p>
          </table:table-cell>
          <table:table-cell table:formula="of:=[.B15]/7650" office:value-type="percentage" office:value="0.833071895424837" calcext:value-type="percentage">
            <text:p>83,31%</text:p>
          </table:table-cell>
          <table:table-cell table:formula="of:=[.C15]/2300" office:value-type="percentage" office:value="0.619130434782609" calcext:value-type="percentage">
            <text:p>61,91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97" calcext:value-type="float">
            <text:p>6497</text:p>
          </table:table-cell>
          <table:table-cell office:value-type="float" office:value="1499" calcext:value-type="float">
            <text:p>1499</text:p>
          </table:table-cell>
          <table:table-cell table:formula="of:=[.B16]/7650" office:value-type="percentage" office:value="0.849281045751634" calcext:value-type="percentage">
            <text:p>84,93%</text:p>
          </table:table-cell>
          <table:table-cell table:formula="of:=[.C16]/2300" office:value-type="percentage" office:value="0.651739130434783" calcext:value-type="percentage">
            <text:p>65,17%</text:p>
          </table:table-cell>
        </table:table-row>
        <table:table-row table:style-name="ro1">
          <table:table-cell/>
          <table:table-cell office:value-type="float" office:value="6604" calcext:value-type="float">
            <text:p>6604</text:p>
          </table:table-cell>
          <table:table-cell office:value-type="float" office:value="1567" calcext:value-type="float">
            <text:p>1567</text:p>
          </table:table-cell>
          <table:table-cell table:formula="of:=[.B17]/7650" office:value-type="percentage" office:value="0.863267973856209" calcext:value-type="percentage">
            <text:p>86,33%</text:p>
          </table:table-cell>
          <table:table-cell table:formula="of:=[.C17]/2300" office:value-type="percentage" office:value="0.681304347826087" calcext:value-type="percentage">
            <text:p>68,13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19" calcext:value-type="float">
            <text:p>6719</text:p>
          </table:table-cell>
          <table:table-cell office:value-type="float" office:value="1629" calcext:value-type="float">
            <text:p>1629</text:p>
          </table:table-cell>
          <table:table-cell table:formula="of:=[.B18]/7650" office:value-type="percentage" office:value="0.878300653594771" calcext:value-type="percentage">
            <text:p>87,83%</text:p>
          </table:table-cell>
          <table:table-cell table:formula="of:=[.C18]/2300" office:value-type="percentage" office:value="0.708260869565217" calcext:value-type="percentage">
            <text:p>70,83%</text:p>
          </table:table-cell>
        </table:table-row>
        <table:table-row table:style-name="ro1">
          <table:table-cell/>
          <table:table-cell office:value-type="float" office:value="6823" calcext:value-type="float">
            <text:p>6823</text:p>
          </table:table-cell>
          <table:table-cell office:value-type="float" office:value="1696" calcext:value-type="float">
            <text:p>1696</text:p>
          </table:table-cell>
          <table:table-cell table:formula="of:=[.B19]/7650" office:value-type="percentage" office:value="0.891895424836601" calcext:value-type="percentage">
            <text:p>89,19%</text:p>
          </table:table-cell>
          <table:table-cell table:formula="of:=[.C19]/2300" office:value-type="percentage" office:value="0.737391304347826" calcext:value-type="percentage">
            <text:p>73,74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10" calcext:value-type="float">
            <text:p>6910</text:p>
          </table:table-cell>
          <table:table-cell office:value-type="float" office:value="1735" calcext:value-type="float">
            <text:p>1735</text:p>
          </table:table-cell>
          <table:table-cell table:formula="of:=[.B20]/7650" office:value-type="percentage" office:value="0.903267973856209" calcext:value-type="percentage">
            <text:p>90,33%</text:p>
          </table:table-cell>
          <table:table-cell table:formula="of:=[.C20]/2300" office:value-type="percentage" office:value="0.754347826086956" calcext:value-type="percentage">
            <text:p>75,43%</text:p>
          </table:table-cell>
        </table:table-row>
        <table:table-row table:style-name="ro1">
          <table:table-cell/>
          <table:table-cell office:value-type="float" office:value="6997" calcext:value-type="float">
            <text:p>6997</text:p>
          </table:table-cell>
          <table:table-cell office:value-type="float" office:value="1772" calcext:value-type="float">
            <text:p>1772</text:p>
          </table:table-cell>
          <table:table-cell table:formula="of:=[.B21]/7650" office:value-type="percentage" office:value="0.914640522875817" calcext:value-type="percentage">
            <text:p>91,46%</text:p>
          </table:table-cell>
          <table:table-cell table:formula="of:=[.C21]/2300" office:value-type="percentage" office:value="0.770434782608696" calcext:value-type="percentage">
            <text:p>77,04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68" calcext:value-type="float">
            <text:p>7068</text:p>
          </table:table-cell>
          <table:table-cell office:value-type="float" office:value="1812" calcext:value-type="float">
            <text:p>1812</text:p>
          </table:table-cell>
          <table:table-cell table:formula="of:=[.B22]/7650" office:value-type="percentage" office:value="0.923921568627451" calcext:value-type="percentage">
            <text:p>92,39%</text:p>
          </table:table-cell>
          <table:table-cell table:formula="of:=[.C22]/2300" office:value-type="percentage" office:value="0.787826086956522" calcext:value-type="percentage">
            <text:p>78,78%</text:p>
          </table:table-cell>
        </table:table-row>
        <table:table-row table:style-name="ro1">
          <table:table-cell/>
          <table:table-cell office:value-type="float" office:value="7129" calcext:value-type="float">
            <text:p>7129</text:p>
          </table:table-cell>
          <table:table-cell office:value-type="float" office:value="1867" calcext:value-type="float">
            <text:p>1867</text:p>
          </table:table-cell>
          <table:table-cell table:formula="of:=[.B23]/7650" office:value-type="percentage" office:value="0.931895424836601" calcext:value-type="percentage">
            <text:p>93,19%</text:p>
          </table:table-cell>
          <table:table-cell table:formula="of:=[.C23]/2300" office:value-type="percentage" office:value="0.811739130434783" calcext:value-type="percentage">
            <text:p>81,17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85" calcext:value-type="float">
            <text:p>7185</text:p>
          </table:table-cell>
          <table:table-cell office:value-type="float" office:value="1899" calcext:value-type="float">
            <text:p>1899</text:p>
          </table:table-cell>
          <table:table-cell table:formula="of:=[.B24]/7650" office:value-type="percentage" office:value="0.93921568627451" calcext:value-type="percentage">
            <text:p>93,92%</text:p>
          </table:table-cell>
          <table:table-cell table:formula="of:=[.C24]/2300" office:value-type="percentage" office:value="0.825652173913043" calcext:value-type="percentage">
            <text:p>82,57%</text:p>
          </table:table-cell>
        </table:table-row>
        <table:table-row table:style-name="ro1">
          <table:table-cell/>
          <table:table-cell office:value-type="float" office:value="7238" calcext:value-type="float">
            <text:p>7238</text:p>
          </table:table-cell>
          <table:table-cell office:value-type="float" office:value="1936" calcext:value-type="float">
            <text:p>1936</text:p>
          </table:table-cell>
          <table:table-cell table:formula="of:=[.B25]/7650" office:value-type="percentage" office:value="0.946143790849673" calcext:value-type="percentage">
            <text:p>94,61%</text:p>
          </table:table-cell>
          <table:table-cell table:formula="of:=[.C25]/2300" office:value-type="percentage" office:value="0.841739130434783" calcext:value-type="percentage">
            <text:p>84,17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298" calcext:value-type="float">
            <text:p>7298</text:p>
          </table:table-cell>
          <table:table-cell office:value-type="float" office:value="1965" calcext:value-type="float">
            <text:p>1965</text:p>
          </table:table-cell>
          <table:table-cell table:formula="of:=[.B26]/7650" office:value-type="percentage" office:value="0.953986928104575" calcext:value-type="percentage">
            <text:p>95,40%</text:p>
          </table:table-cell>
          <table:table-cell table:formula="of:=[.C26]/2300" office:value-type="percentage" office:value="0.854347826086956" calcext:value-type="percentage">
            <text:p>85,43%</text:p>
          </table:table-cell>
        </table:table-row>
        <table:table-row table:style-name="ro1">
          <table:table-cell/>
          <table:table-cell office:value-type="float" office:value="7340" calcext:value-type="float">
            <text:p>7340</text:p>
          </table:table-cell>
          <table:table-cell office:value-type="float" office:value="2000" calcext:value-type="float">
            <text:p>2000</text:p>
          </table:table-cell>
          <table:table-cell table:formula="of:=[.B27]/7650" office:value-type="percentage" office:value="0.959477124183007" calcext:value-type="percentage">
            <text:p>95,95%</text:p>
          </table:table-cell>
          <table:table-cell table:formula="of:=[.C27]/2300" office:value-type="percentage" office:value="0.869565217391304" calcext:value-type="percentage">
            <text:p>86,96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371" calcext:value-type="float">
            <text:p>7371</text:p>
          </table:table-cell>
          <table:table-cell office:value-type="float" office:value="2020" calcext:value-type="float">
            <text:p>2020</text:p>
          </table:table-cell>
          <table:table-cell table:formula="of:=[.B28]/7650" office:value-type="percentage" office:value="0.963529411764706" calcext:value-type="percentage">
            <text:p>96,35%</text:p>
          </table:table-cell>
          <table:table-cell table:formula="of:=[.C28]/2300" office:value-type="percentage" office:value="0.878260869565217" calcext:value-type="percentage">
            <text:p>87,83%</text:p>
          </table:table-cell>
        </table:table-row>
        <table:table-row table:style-name="ro1">
          <table:table-cell/>
          <table:table-cell office:value-type="float" office:value="7403" calcext:value-type="float">
            <text:p>7403</text:p>
          </table:table-cell>
          <table:table-cell office:value-type="float" office:value="2044" calcext:value-type="float">
            <text:p>2044</text:p>
          </table:table-cell>
          <table:table-cell table:formula="of:=[.B29]/7650" office:value-type="percentage" office:value="0.967712418300654" calcext:value-type="percentage">
            <text:p>96,77%</text:p>
          </table:table-cell>
          <table:table-cell table:formula="of:=[.C29]/2300" office:value-type="percentage" office:value="0.888695652173913" calcext:value-type="percentage">
            <text:p>88,87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33" calcext:value-type="float">
            <text:p>7433</text:p>
          </table:table-cell>
          <table:table-cell office:value-type="float" office:value="2062" calcext:value-type="float">
            <text:p>2062</text:p>
          </table:table-cell>
          <table:table-cell table:formula="of:=[.B30]/7650" office:value-type="percentage" office:value="0.971633986928105" calcext:value-type="percentage">
            <text:p>97,16%</text:p>
          </table:table-cell>
          <table:table-cell table:formula="of:=[.C30]/2300" office:value-type="percentage" office:value="0.896521739130435" calcext:value-type="percentage">
            <text:p>89,65%</text:p>
          </table:table-cell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float" office:value="2079" calcext:value-type="float">
            <text:p>2079</text:p>
          </table:table-cell>
          <table:table-cell table:formula="of:=[.B31]/7650" office:value-type="percentage" office:value="0.97516339869281" calcext:value-type="percentage">
            <text:p>97,52%</text:p>
          </table:table-cell>
          <table:table-cell table:formula="of:=[.C31]/2300" office:value-type="percentage" office:value="0.903913043478261" calcext:value-type="percentage">
            <text:p>90,39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87" calcext:value-type="float">
            <text:p>7487</text:p>
          </table:table-cell>
          <table:table-cell office:value-type="float" office:value="2099" calcext:value-type="float">
            <text:p>2099</text:p>
          </table:table-cell>
          <table:table-cell table:formula="of:=[.B32]/7650" office:value-type="percentage" office:value="0.978692810457516" calcext:value-type="percentage">
            <text:p>97,87%</text:p>
          </table:table-cell>
          <table:table-cell table:formula="of:=[.C32]/2300" office:value-type="percentage" office:value="0.912608695652174" calcext:value-type="percentage">
            <text:p>91,26%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Konvergenz ab dist = 57 mit 7650 und 2300</text:p>
          </table:table-cell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.00.0000</text:date>, <text:time style:data-style-name="N2" text:time-value="10:35:08.7806253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9:46:37.418540730</meta:creation-date>
    <dc:date>2017-02-24T13:07:35.153276461</dc:date>
    <meta:editing-duration>PT1H29M12S</meta:editing-duration>
    <meta:editing-cycles>3</meta:editing-cycles>
    <meta:generator>LibreOffice/5.1.4.2$Linux_X86_64 LibreOffice_project/10m0$Build-2</meta:generator>
    <meta:document-statistic meta:table-count="1" meta:cell-count="1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CMU Sans Serif'" style:font-style-name="Standard"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family="'CMU Sans Serif'" style:font-style-name="Standard"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2000" chart:reverse-direction="false" text:line-break="false" loext:try-staggering-first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90"/>
      <style:text-properties fo:font-family="'CMU Sans Serif'" style:font-style-name="Standard" fo:font-size="16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horizontal-bar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58cm" svg:height="9.007cm" xlink:href=".." xlink:type="simple" chart:class="chart:line" chart:style-name="ch1">
        <chart:legend chart:legend-position="top" svg:x="3.691cm" svg:y="0.185cm" style:legend-expansion="wide" chart:style-name="ch2"/>
        <chart:plot-area chart:style-name="ch3" table:cell-range-address="Tabelle1.A1:Tabelle1.C32" chart:data-source-has-labels="both" svg:x="1.224cm" svg:y="1.222cm" svg:width="16.809cm" svg:height="6.624cm">
          <chartooo:coordinate-region svg:x="2.322cm" svg:y="1.448cm" svg:width="15.498cm" svg:height="5.698cm"/>
          <chart:axis chart:dimension="x" chart:name="primary-x" chart:style-name="ch4" chartooo:axis-type="auto">
            <chartooo:date-scale/>
            <chart:title svg:x="7.929cm" svg:y="7.815cm" chart:style-name="ch5">
              <text:p>maximal distance</text:p>
            </chart:title>
            <chart:categories table:cell-range-address="Tabelle1.A2:Tabelle1.A32"/>
          </chart:axis>
          <chart:axis chart:dimension="y" chart:name="primary-y" chart:style-name="ch6">
            <chart:title svg:x="0.111cm" svg:y="5.099cm" chart:style-name="ch7">
              <text:p>count</text:p>
            </chart:title>
          </chart:axis>
          <chart:series chart:style-name="ch8" chart:values-cell-range-address="Tabelle1.B2:Tabelle1.B32" chart:label-cell-address="Tabelle1.B1:Tabelle1.B1" chart:class="chart:line">
            <chart:data-point chart:repeated="31"/>
          </chart:series>
          <chart:series chart:style-name="ch9" chart:values-cell-range-address="Tabelle1.C2:Tabelle1.C32" chart:label-cell-address="Tabelle1.C1:Tabelle1.C1" chart:class="chart:line">
            <chart:data-point chart:repeated="19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cooccurrences</text:p>
                <draw:g>
                  <svg:desc>Tabelle1.B1:Tabelle1.B1</svg:desc>
                </draw:g>
              </table:table-cell>
              <table:table-cell office:value-type="string">
                <text:p>significant cooccurrences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1.A2:Tabelle1.A32</svg:desc>
                </draw:g>
              </table:table-cell>
              <table:table-cell office:value-type="float" office:value="0">
                <text:p>0</text:p>
                <draw:g>
                  <svg:desc>Tabelle1.B2:Tabelle1.B32</svg:desc>
                </draw:g>
              </table:table-cell>
              <table:table-cell office:value-type="float" office:value="0">
                <text:p>0</text:p>
                <draw:g>
                  <svg:desc>Tabelle1.C2:Tabelle1.C3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1">
                <text:p>12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42">
                <text:p>234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1">
                <text:p>312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46">
                <text:p>374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9">
                <text:p>421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647">
                <text:p>464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9">
                <text:p>5009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13">
                <text:p>531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83">
                <text:p>55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833">
                <text:p>5833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6">
                <text:p>6036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207">
                <text:p>6207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3">
                <text:p>6373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497">
                <text:p>6497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4">
                <text:p>6604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719">
                <text:p>6719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23">
                <text:p>6823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910">
                <text:p>6910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97">
                <text:p>6997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68">
                <text:p>7068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9">
                <text:p>7129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185">
                <text:p>7185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8">
                <text:p>7238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298">
                <text:p>7298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40">
                <text:p>734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371">
                <text:p>7371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3">
                <text:p>7403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433">
                <text:p>7433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60">
                <text:p>7460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487">
                <text:p>7487</text:p>
              </table:table-cell>
              <table:table-cell office:value-type="float" office:value="2099">
                <text:p>2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